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style:text-properties officeooo:paragraph-rsid="00219ae2"/>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81f62" officeooo:paragraph-rsid="00181f62"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81f62" officeooo:paragraph-rsid="00181f62"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833be" officeooo:paragraph-rsid="001833be" style:font-size-asian="14pt" style:font-weight-asian="bold" style:font-size-complex="16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181f62" officeooo:paragraph-rsid="00181f6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c2a3e" officeooo:paragraph-rsid="001c2a3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1e404e" officeooo:paragraph-rsid="001e404e"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f372d" officeooo:paragraph-rsid="001f372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211fe7" officeooo:paragraph-rsid="00211fe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833be" officeooo:paragraph-rsid="00219ae2" style:font-size-asian="10.5pt" style:font-weight-asian="normal" style:font-size-complex="12pt" style:font-weight-complex="normal"/>
    </style:style>
    <style:style style:name="P11" style:family="paragraph" style:parent-style-name="Standard">
      <style:text-properties officeooo:paragraph-rsid="00219ae2"/>
    </style:style>
    <style:style style:name="T1" style:family="text">
      <style:text-properties officeooo:rsid="001afd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u Projet sur le moteur de traduction automatique neuronale OpenNMT</text:p>
      <text:p text:style-name="P2"/>
      <text:p text:style-name="P2"/>
      <text:p text:style-name="P2"/>
      <text:p text:style-name="P2"/>
      <text:p text:style-name="P2"/>
      <text:p text:style-name="P3">Introduction</text:p>
      <text:p text:style-name="P3"/>
      <text:p text:style-name="P5">La traduction automatique neuronale (NMT) est une approche de traduction automatique qui utilise des réseaux de neurones artificiels pour traduire du texte d'une langue source vers une langue cible. Contrairement aux méthodes traditionnelles de traduction automatique, qui s'appuient souvent sur des règles linguistiques et des statistiques, la NMT apprend les correspondances entre les langues directement à partir de données d'entraînement.</text:p>
      <text:p text:style-name="P3"/>
      <text:p text:style-name="P3"/>
      <text:p text:style-name="P3"/>
      <text:p text:style-name="P3">Présentation du moteur de traduction neuronale OpenNMT</text:p>
      <text:p text:style-name="P3"/>
      <text:p text:style-name="P5">OpenNMT est un moteur de traduction automatique neuronale open-source développé par Harvard et SYSTRAN. Il offre une infrastructure flexible et extensible pour entraîner, évaluer et déployer des modèles de traduction automatique neuronale (NMT).</text:p>
      <text:p text:style-name="P5"/>
      <text:p text:style-name="P6">Approche utilisée :</text:p>
      <text:p text:style-name="P5"/>
      <text:p text:style-name="P3"/>
      <text:p text:style-name="P3"/>
      <text:p text:style-name="P3">Évaluation du moteur de traduction neuronale OpenNMT sur un corpus en formes fléchies</text:p>
      <text:p text:style-name="P3"/>
      <text:p text:style-name="P7">Description des corpus d’apprentissage et d’évaluation (nombre de phrases)</text:p>
      <text:p text:style-name="P7"/>
      <text:p text:style-name="P7">Description des métriques d’évaluation : Score BLEU</text:p>
      <text:p text:style-name="P7"/>
      <text:p text:style-name="P8">Tableau des résultats</text:p>
      <text:p text:style-name="P3"/>
      <text:p text:style-name="P3"/>
      <text:p text:style-name="P3">Évaluation du moteur de traduction neuronale OpenNMT sur un corpus en lemmes</text:p>
      <text:p text:style-name="P3"/>
      <text:p text:style-name="P9">Description du lemmatiseur NLTK pour l’anglais </text:p>
      <text:p text:style-name="P9"/>
      <text:p text:style-name="P9">Description du lemmatiseur NLTK pour le français</text:p>
      <text:p text:style-name="P9"/>
      <text:p text:style-name="P9"><text:soft-page-break/>Tableau des résultats</text:p>
      <text:p text:style-name="P3"/>
      <text:p text:style-name="P3"/>
      <text:p text:style-name="P4">Points forts, limitations et difficultés rencontrées</text:p>
      <text:p text:style-name="P4"/>
      <text:p text:style-name="P4"/>
      <text:p text:style-name="P4"/>
      <text:p text:style-name="P4">Organisation</text:p>
      <text:p text:style-name="P4"/>
      <text:p text:style-name="P11">Qui a fait quoi ?</text:p>
      <text:list text:style-name="WWNum1">
        <text:list-item>
          <text:p text:style-name="P1"><text:bookmark text:name="_GoBack"/>Github du projet</text:p>
        </text:list-item>
        <text:list-item>
          <text:p text:style-name="P1">Code du projet</text:p>
        </text:list-item>
        <text:list-item>
          <text:p text:style-name="P1">Rédaction du rapport </text:p>
        </text:list-item>
        <text:list-item>
          <text:p text:style-name="P1">Etc.</text:p>
        </text:list-item>
      </text:list>
      <text:p text:style-name="P4"/>
      <text:p text:style-name="P4"/>
      <text:p text:style-name="P4">Annexes</text:p>
      <text:p text:style-name="P4"/>
      <text:p text:style-name="P11">- Expérimentations en plus</text:p>
      <text:p text:style-name="P11"/>
      <text:p text:style-name="P11">- Corrections au niveau des corpus <text:span text:style-name="T1">(si on a besoin de nettoyer le corpus)</text:span></text:p>
      <text:p text:style-name="P11"/>
      <text:p text:style-name="P10">- Captures d’écran des résulta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7:47:03.112444179</meta:creation-date>
    <dc:date>2024-05-22T18:44:00.914395019</dc:date>
    <meta:editing-duration>PT56M52S</meta:editing-duration>
    <meta:editing-cycles>10</meta:editing-cycles>
    <meta:generator>LibreOffice/7.6.6.3$Linux_X86_64 LibreOffice_project/60$Build-3</meta:generator>
    <meta:document-statistic meta:table-count="0" meta:image-count="0" meta:object-count="0" meta:page-count="2" meta:paragraph-count="25" meta:word-count="225" meta:character-count="1548" meta:non-whitespace-character-count="1350"/>
  </office:meta>
</office:document-meta>
</file>